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4a71"/>
    </style:style>
    <style:style style:name="P2" style:family="paragraph" style:parent-style-name="Standard">
      <style:text-properties officeooo:rsid="001c4a71" officeooo:paragraph-rsid="001c4a71"/>
    </style:style>
    <style:style style:name="P3" style:family="paragraph" style:parent-style-name="Standard">
      <style:text-properties officeooo:rsid="001c4a71" officeooo:paragraph-rsid="001f94f2"/>
    </style:style>
    <style:style style:name="P4" style:family="paragraph" style:parent-style-name="Standard">
      <style:text-properties officeooo:rsid="001e0296" officeooo:paragraph-rsid="001e0296"/>
    </style:style>
    <style:style style:name="P5" style:family="paragraph" style:parent-style-name="Standard">
      <style:text-properties officeooo:rsid="0021832c" officeooo:paragraph-rsid="0021832c"/>
    </style:style>
    <style:style style:name="T1" style:family="text">
      <style:text-properties officeooo:rsid="001c4a7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832c"/>
    </style:style>
    <style:style style:name="T4" style:family="text">
      <style:text-properties officeooo:rsid="001f9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son all your answer. </text:p>
      <text:p text:style-name="Standard">If you do not reason the answers, they do not score.</text:p>
      <text:p text:style-name="P1"/>
      <text:p text:style-name="P1">1. Is it necessary to partition and format a disk to use it?</text:p>
      <text:p text:style-name="P1"/>
      <text:p text:style-name="P1"><text:span text:style-name="T1">No,in fact it has some disadvantages to make a partition like that the backups made run the same risk as the rest</text:span></text:p>
      <text:p text:style-name="P1"/>
      <text:p text:style-name="P1">2. Is it mandatory to have a primary partition on a hard drive?</text:p>
      <text:p text:style-name="P1"><text:s/></text:p>
      <text:p text:style-name="P4">yes,you need a primary partition for <text:span text:style-name="T4">use the hard drive</text:span></text:p>
      <text:p text:style-name="P1"/>
      <text:p text:style-name="Standard">3. Do the operating systems necessarily need a file system to be able to work?</text:p>
      <text:p text:style-name="Standard"/>
      <text:p text:style-name="P5">No,beacuse you need the file system operative</text:p>
      <text:p text:style-name="Standard"/>
      <text:p text:style-name="Standard">4. Can you format the partitions created during the installation process in Windows 10?</text:p>
      <text:p text:style-name="Standard"/>
      <text:p text:style-name="P4">yes, because while you install windows 10 there is an option that gives you the possibility do it</text:p>
      <text:p text:style-name="Standard"/>
      <text:p text:style-name="Standard">5. Can partitions be resized in Windows 7 during the operating system installation process?</text:p>
      <text:p text:style-name="P2"/>
      <text:p text:style-name="P5"><text:span text:style-name="T2">No you can’t resized the window 7 while you install window 7</text:span></text:p>
      <text:p text:style-name="P2"/>
      <text:p text:style-name="Standard">6. Indicates the types of partitions where we can install operating systems.</text:p>
      <text:p text:style-name="P2"/>
      <text:p text:style-name="P3">Primary <text:span text:style-name="T4">is the unique where you can install the operating system</text:span>,extend <text:span text:style-name="T4">and log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24:42.786573517</meta:creation-date>
    <dc:date>2019-01-10T22:03:58.568085361</dc:date>
    <meta:editing-duration>PT8M25S</meta:editing-duration>
    <meta:editing-cycles>1</meta:editing-cycles>
    <meta:document-statistic meta:table-count="0" meta:image-count="0" meta:object-count="0" meta:page-count="1" meta:paragraph-count="15" meta:word-count="178" meta:character-count="983" meta:non-whitespace-character-count="817"/>
    <meta:generator>LibreOffice/6.0.7.3$Linux_X86_64 LibreOffice_project/00m0$Build-3</meta:generator>
  </office:meta>
</office:document-meta>
</file>